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7"/>
        <table:table-column table:default-cell-style-name="ACE-0" table:style-name="ACOL-0" table:number-columns-repeated="218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02</text:p>
          </table:table-cell>
          <table:table-cell table:style-name="ACE-3" office:value-type="float" office:value="36.149999999999999">
            <text:p>36.15</text:p>
          </table:table-cell>
          <table:table-cell table:style-name="ACE-3" office:value-type="float" office:value="-75.329999999999998">
            <text:p>−75.33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. virginica dredg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999899999999997">
            <text:p>−3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EmeryEtal196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1</text:p>
          </table:table-cell>
          <table:table-cell table:style-name="ACE-3" office:value-type="float" office:value="35.890000000000001">
            <text:p>35.89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077999999999999">
            <text:p>−7.91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0058999999999996">
            <text:p>−6.0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5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4558999999999997">
            <text:p>−6.4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6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478">
            <text:p>−7.9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7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1258999999999997">
            <text:p>−7.1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8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assarius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759000000000004">
            <text:p>−7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9895</text:p>
          </table:table-cell>
          <table:table-cell table:style-name="ACE-3" office:value-type="float" office:value="35.899999999999999">
            <text:p>35.90</text:p>
          </table:table-cell>
          <table:table-cell table:style-name="ACE-3" office:value-type="float" office:value="-75.730000000000004">
            <text:p>−75.7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558999999999999">
            <text:p>−7.6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3551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1999999999999998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89</text:p>
          </table:table-cell>
          <table:table-cell table:style-name="ACE-3" office:value-type="float" office:value="35.219999999999999">
            <text:p>35.22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100000000000003">
            <text:p>−0.6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2</text:p>
          </table:table-cell>
          <table:table-cell table:style-name="ACE-3" office:value-type="float" office:value="35.229999999999997">
            <text:p>35.23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6099999999999999">
            <text:p>−0.8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4</text:p>
          </table:table-cell>
          <table:table-cell table:style-name="ACE-3" office:value-type="float" office:value="35.969999999999999">
            <text:p>35.97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09999999999999">
            <text:p>−1.78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1772</text:p>
          </table:table-cell>
          <table:table-cell table:style-name="ACE-3" office:value-type="float" office:value="35.450000000000003">
            <text:p>35.45</text:p>
          </table:table-cell>
          <table:table-cell table:style-name="ACE-3" office:value-type="float" office:value="-75.489999999999995">
            <text:p>−75.49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978">
            <text:p>−3.70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5450</text:p>
          </table:table-cell>
          <table:table-cell table:style-name="ACE-3" office:value-type="float" office:value="35.469999999999999">
            <text:p>35.47</text:p>
          </table:table-cell>
          <table:table-cell table:style-name="ACE-3" office:value-type="float" office:value="-75.530000000000001">
            <text:p>−75.53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9359000000000002">
            <text:p>−4.94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055899999999999">
            <text:p>−15.0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6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7060999999999993">
            <text:p>−8.7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6759000000000004">
            <text:p>−6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2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yrtopleura_Tegalus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1059000000000001">
            <text:p>−9.1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4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878">
            <text:p>−8.99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5296</text:p>
          </table:table-cell>
          <table:table-cell table:style-name="ACE-3" office:value-type="float" office:value="35.950000000000003">
            <text:p>35.95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rticulated Crassostre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1577999999999999">
            <text:p>−4.16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88</text:p>
          </table:table-cell>
          <table:table-cell table:style-name="ACE-3" office:value-type="float" office:value="35.850000000000001">
            <text:p>35.85</text:p>
          </table:table-cell>
          <table:table-cell table:style-name="ACE-3" office:value-type="float" office:value="-75.620000000000005">
            <text:p>−75.62</text:p>
          </table:table-cell>
          <table:table-cell table:style-name="ACE-0" office:value-type="float" office:value="2505">
            <text:p>25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90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5315">
            <text:p>53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300999999999999">
            <text:p>−1.9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08</text:p>
          </table:table-cell>
          <table:table-cell table:style-name="ACE-3" office:value-type="float" office:value="35.859999999999999">
            <text:p>35.86</text:p>
          </table:table-cell>
          <table:table-cell table:style-name="ACE-3" office:value-type="float" office:value="-75.629999999999995">
            <text:p>−75.63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53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901">
            <text:p>−1.79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2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225">
            <text:p>52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tra_Mercenaria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877800000000001">
            <text:p>−11.88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Ensis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67800000000001">
            <text:p>−13.37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style-name="Gnumeric-default"/>
          <table:table-cell table:number-columns-repeated="229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22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0599999999999996">
            <text:p>−0.71</text:p>
          </table:table-cell>
          <table:table-cell table:style-name="ACE-3" office:value-type="float" office:value="0.70030000000000003">
            <text:p>0.70</text:p>
          </table:table-cell>
          <table:table-cell table:style-name="ACE-3" office:value-type="float" office:value="0.70030000000000003">
            <text:p>0.70</text:p>
          </table:table-cell>
          <table:table-cell table:style-name="ACE-0" office:value-type="string">
            <text:p>HortonEtal2009</text:p>
          </table:table-cell>
          <table:table-cell table:style-name="Gnumeric-default"/>
          <table:table-cell table:number-columns-repeated="229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0</text:p>
          </table:table-cell>
          <table:table-cell table:style-name="ACE-3" office:value-type="float" office:value="35.649999999999999">
            <text:p>35.65</text:p>
          </table:table-cell>
          <table:table-cell table:style-name="ACE-3" office:value-type="float" office:value="-75.459999999999994">
            <text:p>−75.4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</text:p>
          </table:table-cell>
          <table:table-cell table:style-name="Gnumeric-default"/>
          <table:table-cell table:number-columns-repeated="229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2</text:p>
          </table:table-cell>
          <table:table-cell table:style-name="ACE-3" office:value-type="float" office:value="35.159999999999997">
            <text:p>35.16</text:p>
          </table:table-cell>
          <table:table-cell table:style-name="ACE-3" office:value-type="float" office:value="-75.310000000000002">
            <text:p>−75.31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hione cancellat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05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4100000000000004">
            <text:p>−0.54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35">
            <text:p>−1.14</text:p>
          </table:table-cell>
          <table:table-cell table:style-name="ACE-3" office:value-type="float" office:value="0.19980000000000001">
            <text:p>0.20</text:p>
          </table:table-cell>
          <table:table-cell table:style-name="ACE-3" office:value-type="float" office:value="0.1998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35">
            <text:p>−1.83</text:p>
          </table:table-cell>
          <table:table-cell table:style-name="ACE-3" office:value-type="float" office:value="0.5363">
            <text:p>0.54</text:p>
          </table:table-cell>
          <table:table-cell table:style-name="ACE-3" office:value-type="float" office:value="0.5363">
            <text:p>0.54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749999999999999">
            <text:p>−2.27</text:p>
          </table:table-cell>
          <table:table-cell table:style-name="ACE-3" office:value-type="float" office:value="0.2009">
            <text:p>0.20</text:p>
          </table:table-cell>
          <table:table-cell table:style-name="ACE-3" office:value-type="float" office:value="0.2009">
            <text:p>0.20</text:p>
          </table:table-cell>
          <table:table-cell table:style-name="ACE-0" office:value-type="string">
            <text:p>Kemp2009</text:p>
          </table:table-cell>
          <table:table-cell table:style-name="ACE-0"/>
          <table:table-cell table:style-name="Gnumeric-default"/>
          <table:table-cell table:number-columns-repeated="228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5">
            <text:p>−2.38</text:p>
          </table:table-cell>
          <table:table-cell table:style-name="ACE-3" office:value-type="float" office:value="0.20100000000000001">
            <text:p>0.20</text:p>
          </table:table-cell>
          <table:table-cell table:style-name="ACE-3" office:value-type="float" office:value="0.20100000000000001">
            <text:p>0.20</text:p>
          </table:table-cell>
          <table:table-cell table:style-name="ACE-0" office:value-type="string">
            <text:p>Kemp2009</text:p>
          </table:table-cell>
          <table:table-cell table:style-name="ACE-0"/>
          <table:table-cell table:style-name="Gnumeric-default"/>
          <table:table-cell table:number-columns-repeated="228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949999999999998">
            <text:p>−2.69</text:p>
          </table:table-cell>
          <table:table-cell table:style-name="ACE-3" office:value-type="float" office:value="0.2016">
            <text:p>0.20</text:p>
          </table:table-cell>
          <table:table-cell table:style-name="ACE-3" office:value-type="float" office:value="0.2016">
            <text:p>0.20</text:p>
          </table:table-cell>
          <table:table-cell table:style-name="ACE-0" office:value-type="string">
            <text:p>Kemp2009</text:p>
          </table:table-cell>
          <table:table-cell table:style-name="ACE-0"/>
          <table:table-cell table:style-name="Gnumeric-default"/>
          <table:table-cell table:number-columns-repeated="228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2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0.2021">
            <text:p>0.20</text:p>
          </table:table-cell>
          <table:table-cell table:style-name="ACE-3" office:value-type="float" office:value="0.202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950000000000001">
            <text:p>−2.50</text:p>
          </table:table-cell>
          <table:table-cell table:style-name="ACE-3" office:value-type="float" office:value="0.20119999999999999">
            <text:p>0.20</text:p>
          </table:table-cell>
          <table:table-cell table:style-name="ACE-3" office:value-type="float" office:value="0.2011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2006">
            <text:p>0.20</text:p>
          </table:table-cell>
          <table:table-cell table:style-name="ACE-3" office:value-type="float" office:value="0.2006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050000000000001">
            <text:p>−1.71</text:p>
          </table:table-cell>
          <table:table-cell table:style-name="ACE-3" office:value-type="float" office:value="0.20030000000000001">
            <text:p>0.20</text:p>
          </table:table-cell>
          <table:table-cell table:style-name="ACE-3" office:value-type="float" office:value="0.2003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950000000000001">
            <text:p>−1.50</text:p>
          </table:table-cell>
          <table:table-cell table:style-name="ACE-3" office:value-type="float" office:value="0.2001">
            <text:p>0.20</text:p>
          </table:table-cell>
          <table:table-cell table:style-name="ACE-3" office:value-type="float" office:value="0.200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99999999999999">
            <text:p>−1.40</text:p>
          </table:table-cell>
          <table:table-cell table:style-name="ACE-3" office:value-type="float" office:value="0.20000000000000001">
            <text:p>0.20</text:p>
          </table:table-cell>
          <table:table-cell table:style-name="ACE-3" office:value-type="float" office:value="0.2000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500000000000005">
            <text:p>−0.81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500000000000005">
            <text:p>−0.69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271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65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615">
            <text:p>6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19950000000000001">
            <text:p>0.20</text:p>
          </table:table-cell>
          <table:table-cell table:style-name="ACE-3" office:value-type="float" office:value="0.1995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2011">
            <text:p>0.20</text:p>
          </table:table-cell>
          <table:table-cell table:style-name="ACE-3" office:value-type="float" office:value="0.2011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749999999999998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8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15">
            <text:p>−1.42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0</text:p>
          </table:table-cell>
          <table:table-cell table:style-name="ACE-3" office:value-type="float" office:value="36.020000000000003">
            <text:p>36.02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65">
            <text:p>−15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720">
            <text:p>97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4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5.759999999999998">
            <text:p>−35.76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6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1</text:p>
          </table:table-cell>
          <table:table-cell table:style-name="ACE-3" office:value-type="float" office:value="35.75">
            <text:p>35.75</text:p>
          </table:table-cell>
          <table:table-cell table:style-name="ACE-3" office:value-type="float" office:value="-75.319999999999993">
            <text:p>−75.32</text:p>
          </table:table-cell>
          <table:table-cell table:style-name="ACE-0" office:value-type="float" office:value="5618">
            <text:p>561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onax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999">
            <text:p>−2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ears197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5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479900000000001">
            <text:p>−18.4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6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79900000000001">
            <text:p>−24.9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8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79899999999999">
            <text:p>−13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293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trico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379899999999999">
            <text:p>−18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18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4" table:style-name="ACE-0"/>
          <table:table-cell table:number-columns-repeated="2" table:style-name="Gnumeric-default"/>
          <table:table-cell table:style-name="ACE-0"/>
          <table:table-cell table:number-columns-repeated="3" table:style-name="ACE-3"/>
          <table:table-cell table:number-columns-repeated="238" table:style-name="ACE-0"/>
          <table:table-cell table:number-columns-repeated="3" table:style-name="Gnumeric-default"/>
        </table:table-row>
        <table:table-row table:style-name="AROW-0" table:number-rows-repeated="28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3T07:28:1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